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  <style:text-properties style:use-window-font-color="true"/>
    </style:style>
    <style:style style:name="P3" style:family="paragraph">
      <style:text-properties style:use-window-font-color="true"/>
    </style:style>
    <style:style style:name="P4" style:family="paragraph">
      <style:paragraph-properties fo:line-height="100%" fo:text-align="start" style:punctuation-wrap="hanging" style:writing-mode="lr-tb">
        <style:tab-stops/>
      </style:paragraph-properties>
      <style:text-properties fo:font-family="Calibri" style:font-family-generic="swiss" style:font-family-asian="Calibri" style:font-family-generic-asian="swiss"/>
    </style:style>
    <style:style style:name="P5" style:family="paragraph">
      <style:text-properties style:use-window-font-color="true" fo:font-family="Calibri" style:font-family-generic="swiss" style:font-family-asian="Calibri" style:font-family-generic-asian="swiss"/>
    </style:style>
    <style:style style:name="P6" style:family="paragraph">
      <style:text-properties fo:font-family="Calibri"/>
    </style:style>
    <style:style style:name="P7" style:family="paragraph">
      <style:text-properties style:use-window-font-color="true" fo:font-family="Calibri" fo:font-weight="normal" style:font-weight-asian="normal" style:font-weight-complex="normal"/>
    </style:style>
    <style:style style:name="P8" style:family="paragraph">
      <style:text-properties fo:font-family="Calibri" style:font-family-asian="Calibri"/>
    </style:style>
    <style:style style:name="P9" style:family="paragraph">
      <style:text-properties fo:font-family="Calibri" style:font-family-generic="swiss" style:font-family-asian="Calibri" style:font-family-generic-asian="swiss"/>
    </style:style>
    <style:style style:name="P10" style:family="paragraph">
      <style:text-properties style:use-window-font-color="true" fo:font-family="Caribri" style:font-family-asian="Caribri"/>
    </style:style>
    <style:style style:name="P11" style:family="paragraph">
      <style:paragraph-properties fo:line-height="100%" fo:text-align="start" style:punctuation-wrap="hanging" style:writing-mode="lr-tb">
        <style:tab-stops/>
      </style:paragraph-properties>
      <style:text-properties style:use-window-font-color="true"/>
    </style:style>
    <style:style style:name="P12" style:family="paragraph">
      <style:text-properties fo:font-family="Caribri" style:font-family-asian="Caribri"/>
    </style:style>
    <style:style style:name="P13" style:family="paragraph">
      <style:text-properties style:use-window-font-color="true" fo:font-family="Calibri" fo:font-size="44pt" fo:font-weight="normal" style:font-family-asian="Calibri" style:font-size-asian="44pt" style:font-weight-asian="normal" style:font-size-complex="44pt" style:font-weight-complex="normal"/>
    </style:style>
    <style:style style:name="P14" style:family="paragraph">
      <style:text-properties style:font-size-asian="20pt"/>
    </style:style>
    <style:style style:name="P15" style:family="paragraph">
      <style:text-properties fo:font-family="Caribri" fo:font-weight="normal" style:font-family-asian="Caribri" style:font-weight-asian="normal" style:font-weight-complex="normal"/>
    </style:style>
    <style:style style:name="P16" style:family="paragraph">
      <style:text-properties style:use-window-font-color="true" fo:font-family="Caribri" fo:font-weight="normal" style:font-family-asian="Caribri" style:font-weight-asian="normal" style:font-weight-complex="normal"/>
    </style:style>
    <style:style style:name="P17" style:family="paragraph">
      <style:text-properties style:use-window-font-color="true" fo:font-family="Calibri" style:font-family-asian="Calibri"/>
    </style:style>
    <style:style style:name="P18" style:family="paragraph">
      <style:paragraph-properties fo:line-height="100%" fo:text-align="start" style:punctuation-wrap="hanging" style:writing-mode="lr-tb">
        <style:tab-stops/>
      </style:paragraph-properties>
      <style:text-properties style:use-window-font-color="true" fo:font-family="Calibri" style:font-family-asian="Calibri"/>
    </style:style>
    <style:style style:name="P19" style:family="paragraph">
      <style:text-properties style:use-window-font-color="true" fo:font-family="Calibri" fo:font-size="44pt" style:font-family-asian="Calibri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Caribli" fo:font-size="44pt" style:font-family-asian="Caribli" style:font-size-asian="44pt" style:font-size-complex="44pt"/>
    </style:style>
    <style:style style:name="T3" style:family="text">
      <style:text-properties fo:font-family="Calibri" fo:font-size="32pt" style:font-family-asian="Calibri" style:font-size-asian="32pt" style:font-size-complex="32pt"/>
    </style:style>
    <style:style style:name="T4" style:family="text">
      <style:text-properties fo:color="#ff0000" fo:font-family="Calibri" fo:font-size="32pt" style:font-family-asian="Calibri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Caribli" fo:font-size="24pt" style:font-family-asian="Caribli" style:font-size-asian="24pt" style:font-size-complex="24pt"/>
    </style:style>
    <style:style style:name="T7" style:family="text">
      <style:text-properties style:use-window-font-color="true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8" style:family="text">
      <style:text-properties style:use-window-font-color="true" style:text-line-through-style="none" style:text-position="0% 100%" fo:font-family="Calibri" style:font-family-generic="swis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9" style:family="text">
      <style:text-properties style:use-window-font-color="true" style:text-line-through-style="none" style:text-position="0% 100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0" style:family="text">
      <style:text-properties style:use-window-font-color="true" style:text-line-through-style="none" style:text-position="super 58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1" style:family="text">
      <style:text-properties style:use-window-font-color="true" fo:font-family="Calibri" fo:font-weight="normal" style:font-weight-asian="normal" style:font-weight-complex="normal"/>
    </style:style>
    <style:style style:name="T12" style:family="text">
      <style:text-properties fo:font-family="Calibri" style:font-family-asian="Calibri"/>
    </style:style>
    <style:style style:name="T13" style:family="text">
      <style:text-properties style:use-window-font-color="true" fo:font-family="Calibri" style:font-family-generic="swiss" style:font-family-asian="Calibri" style:font-family-generic-asian="swiss"/>
    </style:style>
    <style:style style:name="T14" style:family="text">
      <style:text-properties style:use-window-font-color="true" fo:font-family="Caribri" style:font-family-asian="Caribri"/>
    </style:style>
    <style:style style:name="T15" style:family="text">
      <style:text-properties style:use-window-font-color="true" fo:font-family="Caribri" style:font-family-asian="Caribri"/>
    </style:style>
    <style:style style:name="T16" style:family="text">
      <style:text-properties style:use-window-font-color="true" style:text-line-through-style="none" style:text-position="0% 100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7" style:family="text">
      <style:text-properties style:use-window-font-color="true" style:text-line-through-style="none" style:text-position="super 58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8" style:family="text">
      <style:text-properties style:use-window-font-color="true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19" style:family="text">
      <style:text-properties style:use-window-font-color="true" style:text-line-through-style="none" style:text-position="super 58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0" style:family="text">
      <style:text-properties style:use-window-font-color="true" fo:font-family="Calibri" fo:font-size="44pt" fo:font-weight="normal" style:font-family-asian="Calibri" style:font-size-asian="44pt" style:font-weight-asian="normal" style:font-size-complex="44pt" style:font-weight-complex="normal"/>
    </style:style>
    <style:style style:name="T21" style:family="text">
      <style:text-properties style:use-window-font-color="true" fo:font-family="Caribri" fo:font-weight="normal" style:font-family-asian="Caribri" style:font-weight-asian="normal" style:font-weight-complex="normal"/>
    </style:style>
    <style:style style:name="T22" style:family="text">
      <style:text-properties style:use-window-font-color="true" style:text-position="super 58%" fo:font-family="Caribri" fo:font-weight="normal" style:font-family-asian="Caribri" style:font-weight-asian="normal" style:font-weight-complex="normal"/>
    </style:style>
    <style:style style:name="T23" style:family="text">
      <style:text-properties style:use-window-font-color="true" fo:font-family="Calibri" style:font-family-asian="Calibri"/>
    </style:style>
    <style:style style:name="T24" style:family="text">
      <style:text-properties style:use-window-font-color="true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5" style:family="text">
      <style:text-properties style:use-window-font-color="true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26" style:family="text">
      <style:text-properties style:use-window-font-color="true" style:text-line-through-style="none" style:text-position="super 58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7" style:family="text">
      <style:text-properties style:use-window-font-color="true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28" style:family="text">
      <style:text-properties style:use-window-font-color="true" fo:font-family="Calibri" fo:font-size="44pt" style:font-family-asian="Calibri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Mul4</text:span><text:span text:style-name="T2">班</text:span></text:p>
            <text:p/>
            <text:p><text:span text:style-name="T3">相馬悠紀（シミュレータ）</text:span></text:p>
            <text:p><text:span text:style-name="T3">中川翔太（</text:span><text:span text:style-name="T3">FPU</text:span><text:span text:style-name="T3">）</text:span></text:p>
            <text:p><text:span text:style-name="T4">林周斗（コンパイラ）</text:span></text:p>
            <text:p><text:span text:style-name="T3">室屋晃子（コア）</text:span></text:p>
            <text:p><text:span text:style-name="T5"/></text:p>
            <text:p><text:span text:style-name="T6">11/27</text:span><text:span text:style-name="T6">発表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7">Simulator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先週やったこと</text:span></text:p>
                <text:list>
                  <text:list-item>
                    <text:p text:style-name="P4"><text:span text:style-name="T9">2</text:span><text:span text:style-name="T10">nd</text:span><text:span text:style-name="T9"> ISA</text:span><text:span text:style-name="T9">用シミュレータ作成中</text:span></text:p>
                  </text:list-item>
                  <text:list-item>
                    <text:p text:style-name="P4"><text:span text:style-name="T9">ライブラリの実装は後回しにした</text:span></text:p>
                  </text:list-item>
                </text:list>
              </text:list-item>
              <text:list-item>
                <text:p text:style-name="P4"><text:span text:style-name="T8">今週やること</text:span></text:p>
                <text:list>
                  <text:list-item>
                    <text:p text:style-name="P4"><text:span text:style-name="T9">引き続きシミュレータ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1">FPU</text:span></text:p>
          </draw:text-box>
        </draw:frame>
        <draw:frame presentation:style-name="pr4" draw:text-style-name="P8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12">先週やったこと</text:span></text:p>
                <text:list>
                  <text:list-item>
                    <text:p text:style-name="P8"><text:span text:style-name="T12">FINV, SQRT</text:span><text:span text:style-name="T12">の直線補間のためのテーブルを模索</text:span></text:p>
                  </text:list-item>
                </text:list>
              </text:list-item>
              <text:list-item>
                <text:p text:style-name="P8"><text:span text:style-name="T12">今週やること</text:span></text:p>
                <text:list>
                  <text:list-item>
                    <text:p text:style-name="P8"><text:span text:style-name="T12">引き続きテーブルの作成、修正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13">コンパイラ</text:span></text:p>
          </draw:text-box>
        </draw:frame>
        <draw:frame presentation:style-name="pr4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4">先週やったこと</text:span></text:p>
                <text:list>
                  <text:list-item>
                    <text:p text:style-name="P10"><text:span text:style-name="T14">最適化</text:span></text:p>
                    <text:list>
                      <text:list-item>
                        <text:p text:style-name="P3"><text:span text:style-name="T15">sin, cos</text:span><text:span text:style-name="T15">のアセンブリコード組み込み</text:span></text:p>
                      </text:list-item>
                      <text:list-item>
                        <text:p text:style-name="P3"><text:span text:style-name="T15">定数畳み込み改良</text:span></text:p>
                      </text:list-item>
                      <text:list-item>
                        <text:p text:style-name="P3"><text:span text:style-name="T15">23.5</text:span><text:span text:style-name="T15">億命令 → </text:span><text:span text:style-name="T15">22.1</text:span><text:span text:style-name="T15">億命令</text:span></text:p>
                      </text:list-item>
                    </text:list>
                  </text:list-item>
                  <text:list-item>
                    <text:p text:style-name="P3"><text:span text:style-name="T14">コンパイラを</text:span><text:span text:style-name="T16">2</text:span><text:span text:style-name="T17">nd </text:span><text:span text:style-name="T14">アーキテクチャに対応</text:span></text:p>
                    <text:list>
                      <text:list-item>
                        <text:p><text:span text:style-name="T14">シミュレータ待ち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4">今週やること</text:span></text:p>
                <text:list>
                  <text:list-item>
                    <text:p text:style-name="P10"><text:span text:style-name="T14">最適化の続き</text:span></text:p>
                  </text:list-item>
                  <text:list-item>
                    <text:p text:style-name="P11"><text:span text:style-name="T16">（シミュレータが完成次第）コンパイラのデバッ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2"><text:span text:style-name="T14">コア</text:span></text:p>
          </draw:text-box>
        </draw:frame>
        <draw:frame presentation:style-name="pr4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4">先週やったこと</text:span></text:p>
                <text:list>
                  <text:list-item>
                    <text:p text:style-name="P11"><text:span text:style-name="T16">2</text:span><text:span text:style-name="T17">nd </text:span><text:span text:style-name="T16">Architecture</text:span><text:span text:style-name="T16">の設計</text:span></text:p>
                  </text:list-item>
                  <text:list-item>
                    <text:p text:style-name="P10"><text:span text:style-name="T14">ALU</text:span><text:span text:style-name="T14">の機能拡張</text:span></text:p>
                  </text:list-item>
                </text:list>
              </text:list-item>
              <text:list-item>
                <text:p text:style-name="P10"><text:span text:style-name="T14">今週やること</text:span></text:p>
                <text:list>
                  <text:list-item>
                    <text:p text:style-name="P10"><text:span text:style-name="T14">ALU</text:span><text:span text:style-name="T14">の機能拡張（つづき）</text:span></text:p>
                  </text:list-item>
                  <text:list-item>
                    <text:p text:style-name="P10"><text:span text:style-name="T14">デコーダ設計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18">2</text:span><text:span text:style-name="T19">nd </text:span><text:span text:style-name="T20">Architecture</text:span><text:span text:style-name="T20">での変更点</text:span></text:p>
          </draw:text-box>
        </draw:frame>
        <draw:frame presentation:style-name="pr4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4">命令長を</text:span><text:span text:style-name="T14">32bit</text:span><text:span text:style-name="T14">から</text:span><text:span text:style-name="T14">36bit</text:span><text:span text:style-name="T14">に</text:span></text:p>
              </text:list-item>
              <text:list-item>
                <text:p text:style-name="P10"><text:span text:style-name="T14">浮動小数点</text:span><text:span text:style-name="T14">0,1,-1</text:span><text:span text:style-name="T14">レジスタ</text:span><text:span text:style-name="T14">($f0,$1,$f2)</text:span><text:span text:style-name="T14">をつくる</text:span></text:p>
              </text:list-item>
              <text:list-item>
                <text:p text:style-name="P10"><text:span text:style-name="T14">欲しい命令を追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21">2</text:span><text:span text:style-name="T22">nd</text:span><text:span text:style-name="T21"> ISA</text:span><text:span text:style-name="T21">での変更点 </text:span><text:span text:style-name="T21">: </text:span><text:span text:style-name="T21">算術・論理演算</text:span>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3">float</text:span><text:span text:style-name="T23">演算</text:span><text:span text:style-name="T23">+</text:span><text:span text:style-name="T23">絶対値</text:span><text:span text:style-name="T23">,</text:span><text:span text:style-name="T23">符号反転の命令をつくる <text:s/></text:span></text:p>
                <text:list>
                  <text:list-item>
                    <text:p text:style-name="P18"><text:span text:style-name="T24">fadda(fadd + abs),faddn(fadd + neg)</text:span><text:span text:style-name="T24">など</text:span></text:p>
                  </text:list-item>
                  <text:list-item>
                    <text:p text:style-name="P17"><text:span text:style-name="T23">fabs,fneg</text:span><text:span text:style-name="T23">も追加</text:span></text:p>
                  </text:list-item>
                </text:list>
              </text:list-item>
              <text:list-item>
                <text:p text:style-name="P17"><text:span text:style-name="T25">fdiv</text:span><text:span text:style-name="T25">を</text:span><text:span text:style-name="T25">finv + fmul</text:span><text:span text:style-name="T25">に分割する</text:span></text:p>
              </text:list-item>
              <text:list-item>
                <text:p text:style-name="P17"><text:span text:style-name="T25">find first one</text:span><text:span text:style-name="T25">命令をつくる</text:span></text:p>
                <text:list>
                  <text:list-item>
                    <text:p text:style-name="P17"><text:span text:style-name="T24">ライブラリのアセンブリ実装でシフト幅を求めたり</text:span></text:p>
                  </text:list-item>
                </text:list>
              </text:list-item>
              <text:list-item>
                <text:p text:style-name="P17"><text:span text:style-name="T25">論理シフトのシフト幅をレジスタ指定できるように</text:span></text:p>
                <text:list>
                  <text:list-item>
                    <text:p text:style-name="P17"><text:span text:style-name="T24">負のシフト幅が指定されたら逆向きにシフト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 text:style-name="P15"><text:span text:style-name="T21">2</text:span><text:span text:style-name="T22">nd</text:span><text:span text:style-name="T21"> ISA</text:span><text:span text:style-name="T21">での変更点 </text:span><text:span text:style-name="T21">: </text:span><text:span text:style-name="T21">条件分岐</text:span>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7"><text:span text:style-name="T23">全ての条件分岐を</text:span><text:span text:style-name="T23">1</text:span><text:span text:style-name="T23">つの比較分岐命令で行う</text:span></text:p>
                <text:list>
                  <text:list-item>
                    <text:p text:style-name="P18"><text:span text:style-name="T24">比較命令を廃止</text:span></text:p>
                  </text:list-item>
                  <text:list-item>
                    <text:p text:style-name="P18"><text:span text:style-name="T24">1</text:span><text:span text:style-name="T26">st</text:span><text:span text:style-name="T24"> ISA : ==,!=</text:span><text:span text:style-name="T24">が</text:span><text:span text:style-name="T24">1</text:span><text:span text:style-name="T24">命令、</text:span><text:span text:style-name="T24">&lt;=</text:span><text:span text:style-name="T24">が</text:span><text:span text:style-name="T24">2</text:span><text:span text:style-name="T24">命令</text:span></text:p>
                  </text:list-item>
                  <text:list-item>
                    <text:p text:style-name="P18"><text:span text:style-name="T24">2</text:span><text:span text:style-name="T26">nd</text:span><text:span text:style-name="T24"> ISA : ==,!=,&lt;=,&gt;=</text:span><text:span text:style-name="T24">が</text:span><text:span text:style-name="T24">1</text:span><text:span text:style-name="T24">命令</text:span></text:p>
                  </text:list-item>
                </text:list>
              </text:list-item>
              <text:list-item>
                <text:p text:style-name="P17"><text:span text:style-name="T25">整数の即値比較による条件分岐命令をつくる</text:span></text:p>
                <text:list>
                  <text:list-item>
                    <text:p text:style-name="P17"><text:span text:style-name="T24">レジスタの値と即値</text:span><text:span text:style-name="T24">(9bit,unsigned)</text:span><text:span text:style-name="T24">を比較</text:span></text:p>
                    <text:list>
                      <text:list-item>
                        <text:p text:style-name="P17"><text:span text:style-name="T27">PC+</text:span><text:span text:style-name="T27">即値</text:span><text:span text:style-name="T27">(16bit,signed)</text:span><text:span text:style-name="T27">のアドレスにジャンプ</text:span></text:p>
                      </text:list-item>
                    </text:list>
                  </text:list-item>
                  <text:list-item>
                    <text:p text:style-name="P17"><text:span text:style-name="T24">これに伴って命令長が</text:span><text:span text:style-name="T24">36bit</text:span><text:span text:style-name="T24">になっ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 presentation:user-transformed="true">
          <draw:text-box>
            <text:p text:style-name="P17"><text:span text:style-name="T28">ご清聴</text:span></text:p>
            <text:p text:style-name="P17"><text:span text:style-name="T28">ありがとうございました！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10-30T09:17:38</meta:creation-date>
    <dc:language>fi-FI</dc:language>
    <meta:editing-cycles>8</meta:editing-cycles>
    <meta:editing-duration>PT2H1M56S</meta:editing-duration>
    <meta:initial-creator>hs </meta:initial-creator>
    <dc:date>2012-11-27T12:10:11</dc:date>
    <dc:creator>hs 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Orange.otp"/>
  </office:meta>
</office:document-meta>
</file>